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0c36"/>
    </style:style>
    <style:style style:name="P2" style:family="paragraph" style:parent-style-name="Standard">
      <style:text-properties officeooo:rsid="001640ee" officeooo:paragraph-rsid="001640ee"/>
    </style:style>
    <style:style style:name="T1" style:family="text">
      <style:text-properties officeooo:rsid="000daf64"/>
    </style:style>
    <style:style style:name="T2" style:family="text">
      <style:text-properties officeooo:rsid="000ec30c"/>
    </style:style>
    <style:style style:name="T3" style:family="text">
      <style:text-properties officeooo:rsid="000f6919"/>
    </style:style>
    <style:style style:name="T4" style:family="text">
      <style:text-properties officeooo:rsid="000ff159"/>
    </style:style>
    <style:style style:name="T5" style:family="text">
      <style:text-properties officeooo:rsid="0011ba85"/>
    </style:style>
    <style:style style:name="T6" style:family="text">
      <style:text-properties officeooo:rsid="00130c36"/>
    </style:style>
    <style:style style:name="T7" style:family="text">
      <style:text-properties officeooo:rsid="001461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ce un tiempo vengo incursionando de a poquito en la programación. Inicié con unos uso<text:span text:style-name="T1"> cursos de Photoshop e Illustrator queriendo enfocarme en </text:span><text:span text:style-name="T2">el área del diseño, luego se me acercó la idea de capacitarme en UX UI </text:span><text:span text:style-name="T3">por lo que comencé a capacitarme de forma autodidacta con videos, </text:span><text:span text:style-name="T4">con material disponible en la web y con toda </text:span><text:span text:style-name="T5">la</text:span><text:span text:style-name="T4"> información que me brindaban mi pareja y un ami</text:span><text:span text:style-name="T6">go: teniendo</text:span><text:span text:style-name="T4"> nociones de </text:span><text:span text:style-name="T6">la amplitud de la programación descubrí lo que</text:span><text:span text:style-name="T4"> me interesaba más, el desarrollo web back-end.<text:line-break/>Con esa idea en mente, comencé por las bases viendo HTML y CSS, aprendiendo a utilizar Linux, conociendo las diferencias y similitudes de diferentes lenguajes en cuanto a sintaxis, uso y funcionalidad. Ésto me llevó a anotarme en cuanto curso, capacitación y, en este caso, beca me apareciera; actualmente me encuentro realizando una capacitación por parte de la Municipalidad de San Miguel de Introducción al Desarrollo Web, además de Argentina Programa </text:span><text:span text:style-name="T7">(Sé Programar) </text:span><text:span text:style-name="T4">y la actual beca de Digital House. <text:line-break/>Creo firmemente, que la variedad de información y conocimientos que me brinda cada espacio, no es más que oportunidades para aprender y crecer. Afortunadamente, la propuesta de Digital House es la más orgánica y heterogénea que pudiera pedir en estos momentos, al ver el material y habiendo tenido la primer clase, entiendo que lo próximo que </text:span><text:span text:style-name="T6">se </text:span><text:span text:style-name="T4">viene es muy completo, comp</text:span><text:span text:style-name="T6">lejo y desafiante.</text:span></text:p>
      <text:p text:style-name="P1"/>
      <text:p text:style-name="P2">Más allá del cambio rotundo en mi carrera profesional, poder descubrir una labor que me apasione y que en este curso pueda obtener las herramientas necesarias para realizarla es algo sumamente gratificante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4T12:32:07.551321259</meta:creation-date>
    <dc:date>2022-10-04T22:42:14.598534150</dc:date>
    <meta:editing-duration>PT7H28M39S</meta:editing-duration>
    <meta:editing-cycles>1</meta:editing-cycles>
    <meta:document-statistic meta:table-count="0" meta:image-count="0" meta:object-count="0" meta:page-count="1" meta:paragraph-count="2" meta:word-count="262" meta:character-count="1600" meta:non-whitespace-character-count="1338"/>
    <meta:generator>LibreOffice/6.4.7.2$Linux_X86_64 LibreOffice_project/40$Build-2</meta:generator>
  </office:meta>
</office:document-meta>
</file>